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&amp;DH</text:p>
      <text:p text:style-name="Normal">先从区块链本身讲起，区块链它相当于是一个分布式记账的账本，它上面有很多block就是节点，所有节点需要共同维护这个账本的数据，就是说所有的每一笔交易的信息都要发送给网络中所有的节点。它的特点就是数据很难篡改并且数据是去中心化的，所以它叫分布式的嘛。而且区块链记录的信息更加真实可靠。总结一下区块链的适用场景一是需要提升公信力的行业，运用区块链的话可以提升信息的可靠程度，二是需要数据追踪或者追溯的行业，因为它的数据准确而且比较难改。再就是它的工作原理就是P2P也就是点对点的交易。</text:p>
      <text:p text:style-name="Normal">这就延伸出来上一次讲过的跟脑科学相关的事情。在机器学习里面有一个东西叫神经网络neural networks，这个神经网络，就是一个简单的区块链的工作原理。这个图上的点就相当于区块链里面的节点，当输入信息的时候，每个输入点给临近的节点发送向量信息，最后生成一个prediction就是输出点。但这张图只是区块链的一个部分，区块链会更复杂一点，输入一次信息之后，再由各个临近的节点发送向量信息给再邻近的节点，说白了就是一传十十传百这样。再就是脑科学和脑机接口这边，美国主要是运用在军事和医疗方面，中国呢目前主要运用在医疗方面，就比如一个可能一个神经内科的病人不能自主表达，侵入式的这种脑机接口就可以帮助他构成一个神经网络，然后输出他想要表达的东西，所以这个脑机接口是非常有用的，而且在国内这方面也是有具体的政策的，就是说它政策也是利好的。但是缺点就是全球目前没有统一的合规。然后是我非常简单总结了一下就是类区块链的应用，从人本身的身体健康开始，也就是医疗方面这种脑机接口，再到生活就是金融方面比如你要存个钱交个税或者投个资什么的，最后是娱乐，就是我们讲的数字人，虚拟偶像这些东西。</text:p>
      <text:p text:style-name="Normal">所以接下来我们就讲区块链和这个crypto currencies加密货币，就比如比特币这样的数字加密货币，他们是有最明显的特点就是数量有限但是价格波动特别大，所以去买比特币大家都说就很像割韭菜，所以他跟普通的股票或者基金投资的方法也是不一样的。在就是我上次提到过的数字人民币，它目前运用到了区块链，但是也不完全，因为它现在是中心化的也就是归人民银行管，如果想要做到每一分钱的去向都可以完全被追溯和记录，就可以运用区块链技术，能追溯到每一笔钱，就相当于比如什么偷税漏税啊电信诈骗之类的东西就没有了。更好的是用了这个区块链之后，缴税查税可以直接用智能合约，这个智能合约，就是一种数字化的产品，税务局的成本就降低了，而且现在这种偷税漏税的金额这么大，加上罚款，得到的收益就可以cove区块链的运营成本，就是计算机的算力成本。国家现在之所以试点这个数字人民币，一个原因是它可以加速人民币的国际化，可以让其他国家用人民币结算。</text:p>
      <text:p text:style-name="Normal">刚刚我们讲到了智能合约是一种数字化的产品，它其实是对数字藏品进行编号，储存在链上形成的这么一种数字化的产品。这样的话我们就延伸到了虚拟数字人和NFT。目前这个Digital Human主要面向的人群是喜欢二次元的年轻人，之前刚开始的时候我说区块链适用于需要提升公信力的行业，这样说的话喜欢二次元的年轻人范围就相当小了，所以这个行业这个市场是需要区块链技术的。大家现在讲的是在元宇宙里社交，就需要用3D人物，你要是想让别人认识你，就需要一个3D数字人的身份和样子，类比一下就相当于咱们用的微博微信的头像。这个时候数字人包括虚拟偶像就是一种NFT了，一旦你买下来他们，就相当于买下来了它的全部，什么样子啊衣服啊尤其是版权，而且这些都是独一无二不可以篡改的，交易的时候需要付个手续费叫Gas Fee。这就解释了上次说迪力冷巴这个IP的版权是谁的的问题，这个虚拟人物它在链上，它的创造者或者是买家就拥有它的全部版权，我猜他们只需要问迪丽热巴要一个名字或者形象的授权，签个合同分个成儿就行了。</text:p>
      <text:soft-page-break/>
      <text:p text:style-name="Normal">变现的话，在2021年主要是以图片项目为主，因为比较省钱比较好做，而且二次创作的赚得够多。就比如阿迪达斯和无聊猿，无聊猿，就是那个周杰伦买了之后被偷了那个小猴，阿迪达斯买了一个有特定编号的无聊猿，然后这个无聊猿就属于阿迪达斯了，然后阿迪就把它做立体，把自己品牌什么logo啊放上去像个联名，然后卖出去赚钱。虚拟数字人它的商业模式其实也是这样，就相当于我需要一个接盘侠，有人接盘我就能赚钱。再就是虚拟偶像，好几年之前就有虚拟偶像参加选秀嘛，虽然被骂得挺惨的但好歹也算火了一把了，选秀就打投嘛，钱就来了。再就是NFT的社交功能也很强大，它可以让你实现跟明星参加同一场活动，而且这个活动的入场券是需要你在链上购买的，因为区块链这种难以篡改的特点在这，买了的票不可能造假也不可能换身份信息，什么黄牛票代就没有了。但是NFT也是有风险的，比如它会收集大量隐私数据，正常这种隐私数据泄露了就完蛋了，但是在链上的话信息是属于分布式的，泄露起来会没有那么大规模，但是也是可以泄露的。在就是版权的问题，比如图片NFT的话，每个人其实都可以从网上搜到这些图片然后保存，如果创造这个NFT的人没那么出名或者创造出来的东西没那么火，别人就可能直接拿了你的创意去卖，就会导致侵权。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G-Wu, Jialin</meta:initial-creator>
    <dc:creator>UG-Wu, Jialin</dc:creator>
    <meta:creation-date>2022-08-23T10:43:00Z</meta:creation-date>
    <dc:date>2022-08-23T12:21:00Z</dc:date>
    <meta:template xlink:href="Normal" xlink:type="simple"/>
    <meta:editing-cycles>18</meta:editing-cycles>
    <meta:editing-duration>PT5820S</meta:editing-duration>
    <meta:document-statistic meta:page-count="2" meta:paragraph-count="4" meta:word-count="315" meta:character-count="2112" meta:row-count="15" meta:non-whitespace-character-count="1801"/>
  </office:meta>
</office:document-meta>
</file>